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2626*"/>
    </style:style>
    <style:style style:name="Table3.B" style:family="table-column">
      <style:table-column-properties style:column-width="4.445cm" style:rel-column-width="2520*"/>
    </style:style>
    <style:style style:name="Table3.C" style:family="table-column">
      <style:table-column-properties style:column-width="7.92cm" style:rel-column-width="449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NEWPROJECT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<text:tab/>Parsers::NewProject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parse</text:p>
          </table:table-cell>
          <table:table-cell table:style-name="Table3.B2" office:value-type="string">
            <text:p text:style-name="P10">xml</text:p>
          </table:table-cell>
          <table:table-cell table:style-name="Table3.C2" office:value-type="string">
            <text:p text:style-name="Standard">&lt;newproject&gt;</text:p>
            <text:p text:style-name="Standard"><text:tab/>&lt;author&gt;Animaciones S.A.&lt;/author&gt;</text:p>
            <text:p text:style-name="Standard"><text:tab/>&lt;name&gt;proyecto 1&lt;/name&gt;</text:p>
            <text:p text:style-name="Standard"><text:s text:c="12"/>&lt;description&gt;proyecto de prueba&lt;/description&gt;</text:p>
            <text:p text:style-name="P11">&lt;/newproject&gt;</text:p>
            <text:p text:style-name="P11"/>
          </table:table-cell>
        </table:table-row>
      </table:table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que: la función <text:span text:style-name="T1">name</text:span> retorne <text:s/>“<text:span text:style-name="T2">proyecto 1”, <text:s/>la funcion </text:span><text:span text:style-name="T1">author</text:span> retorne “<text:span text:style-name="T2">Animaciones S.A.” y la funcion </text:span><text:span text:style-name="T1">description</text:span> retorne un “<text:span text:style-name="T2">proyecto de prueba”</text:span></text:p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Jorge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9:13:06</meta:creation-date>
    <dc:creator>Jorge Cuadrado</dc:creator>
    <dc:date>2007-02-07T19:27:30</dc:date>
    <dc:language>es-CO</dc:language>
    <meta:editing-cycles>3</meta:editing-cycles>
    <meta:editing-duration>PT14M25S</meta:editing-duration>
    <meta:template xlink:type="simple" xlink:actuate="onRequest" xlink:role="template" xlink:href="../../../../../../../.openoffice.org2/user/template/prueba_unitaria.ott" xlink:title="prueba_unitaria" meta:date="2007-02-07T19:13:0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84" meta:character-count="627"/>
  </office:meta>
</office:document-meta>
</file>